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>
        <style:tab-stops>
          <style:tab-stop style:position="0.159cm"/>
        </style:tab-stops>
      </style:paragraph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EJERCICIOS</text:p>
      <text:p text:style-name="Standard"/>
      <text:list xml:id="list8132085285715661344" text:style-name="L1">
        <text:list-item>
          <text:p text:style-name="P1">Pedir un nombre por pantalla junto con un número para que, a continuación, muestre ese nombre el número de veces que se indique.</text:p>
        </text:list-item>
      </text:list>
      <text:p text:style-name="Standard"/>
      <text:p text:style-name="Standard"/>
      <text:p text:style-name="Standard"/>
      <text:p text:style-name="Standard"/>
      <text:list xml:id="list31463661" text:continue-numbering="true" text:style-name="L1">
        <text:list-item>
          <text:p text:style-name="P1">Crear una tabla de 5 elementos inicializados al valor 1. Mostrarla por pantalla.</text:p>
          <text:p text:style-name="P1">A continuación, cambiar los 1 que se encuentren en las posiciones pares por el valor de 2.</text:p>
          <text:p text:style-name="P1">Por último, mostrarla por pantalla.</text:p>
        </text:list-item>
      </text:list>
      <text:p text:style-name="Standard"/>
      <text:p text:style-name="Standard"/>
      <text:p text:style-name="Standard"/>
      <text:p text:style-name="Standard"/>
      <text:list xml:id="list31453477" text:continue-numbering="true" text:style-name="L1">
        <text:list-item>
          <text:p text:style-name="P1">Dada una tabla de 5 elementos introducidos por el usuario, mostrarla por pantalla en el caso en el que el número 2 exista en los valores que se han introducido inicialmente.</text:p>
        </text:list-item>
      </text:list>
      <text:p text:style-name="Standard"/>
      <text:p text:style-name="Standard"/>
      <text:p text:style-name="Standard"/>
      <text:p text:style-name="Standard"/>
      <text:list xml:id="list31452582" text:continue-numbering="true" text:style-name="L1">
        <text:list-item>
          <text:p text:style-name="P1">Dada una tabla de 10 elementos, el usuario debe ir introduciendo los valores para rellenarla pero sólo con números menores que 20.</text:p>
        </text:list-item>
      </text:list>
      <text:p text:style-name="Standard"/>
      <text:list xml:id="list31442836" text:continue-numbering="true" text:style-name="L1">
        <text:list-header>
          <text:p text:style-name="P1">A continuación:</text:p>
          <text:p text:style-name="P1"/>
          <text:p text:style-name="P1"><text:s text:c="6"/>- Mostrar los valores de la tabla.</text:p>
          <text:list>
            <text:list-header>
              <text:p text:style-name="P1">- Mostrar la suma de todos los elementos de la tabla.</text:p>
              <text:p text:style-name="P1">- Mostrar la media de los elementos.</text:p>
              <text:p text:style-name="P1">- Mostrar cuál es el valor máximo de todos los introducidos.</text:p>
            </text:list-header>
          </text:list>
        </text:list-header>
      </text:list>
      <text:p text:style-name="Standard"/>
      <text:p text:style-name="Standard"/>
      <text:p text:style-name="Standard"/>
      <text:p text:style-name="Standard"/>
      <text:p text:style-name="Standard"/>
      <text:list xml:id="list31452845" text:continue-numbering="true" text:style-name="L1">
        <text:list-item>
          <text:p text:style-name="P1">Repetir el ejercicio anterior pero utilizando un menú.</text:p>
        </text:list-item>
      </text:list>
      <text:p text:style-name="Standard"/>
      <text:p text:style-name="Standard"/>
      <text:p text:style-name="Standard"/>
      <text:list xml:id="list31437105" text:continue-numbering="true" text:style-name="L1">
        <text:list-item>
          <text:p text:style-name="P1">Introducir 5 valores por teclado en un array. Seguidamente, pedir un número al usuario para que, a continuación:</text:p>
          <text:list>
            <text:list-header>
              <text:p text:style-name="P1">- Muestre la tabla completa junto con la cantidad de veces que aparece ese elemento en la tabla.</text:p>
              <text:p text:style-name="P1">- Y después, muestre otra vez la tabla pero sustituyendo por el valor 0 aquellas posiciones de la tablas que contengan el elemento que estamos buscando.</text:p>
            </text:list-header>
          </text:list>
        </text:list-item>
      </text:list>
      <text:p text:style-name="Standard"/>
      <text:list xml:id="list31457023" text:continue-numbering="true" text:style-name="L1">
        <text:list-header>
          <text:p text:style-name="P1"/>
        </text:list-header>
      </text:list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8M45S</meta:editing-duration>
    <meta:editing-cycles>4</meta:editing-cycles>
    <meta:generator>OpenOffice/4.1.3$Win32 OpenOffice.org_project/413m1$Build-9783</meta:generator>
    <dc:date>2017-11-09T11:26:06.10</dc:date>
    <meta:document-statistic meta:table-count="0" meta:image-count="0" meta:object-count="0" meta:page-count="1" meta:paragraph-count="16" meta:word-count="235" meta:character-count="1279"/>
    <meta:user-defined meta:name="Info 1"/>
    <meta:user-defined meta:name="Info 2"/>
    <meta:user-defined meta:name="Info 3"/>
    <meta:user-defined meta:name="Info 4"/>
  </office:meta>
</office:document-meta>
</file>